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3.838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3.1445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48in"/>
    </style:style>
    <style:style style:name="co17" style:family="table-column">
      <style:table-column-properties fo:break-before="auto" style:column-width="0.9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644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322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f5c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#fff5c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none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/>
      <style:paragraph-properties fo:text-align="start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10d0c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ackground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5ce" fo:border-left="0.74pt solid #000000" fo:border-right="0.74pt solid #000000" fo:border-top="0.74pt solid #000000"/>
    </style:style>
    <style:style style:name="ce40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</style:style>
    <style:style style:name="ce42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5ce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ackground-color="#fff5ce" style:text-align-source="fix" style:repeat-content="false" fo:border-left="none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8d281e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333333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svg:stroke-color="#000000" draw:fill="none" draw:fill-color="#ffffff" fo:min-height="0.6925in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2" style:family="graphic">
      <style:graphic-properties draw:stroke="none" svg:stroke-width="0in" svg:stroke-color="#000000" draw:marker-start-width="0.0783in" draw:marker-end-width="0.0783in" draw:fill="none" draw:fill-color="#ffffff" fo:min-height="0.2343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3" style:family="graphic">
      <style:graphic-properties draw:stroke="none" svg:stroke-width="0in" svg:stroke-color="#000000" draw:marker-start-width="0.0783in" draw:marker-end-width="0.0783in" draw:fill="none" draw:fill-color="#ffffff" fo:min-height="0.2768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4" style:family="graphic">
      <style:graphic-properties draw:stroke="none" svg:stroke-width="0in" svg:stroke-color="#000000" draw:marker-start-width="0.0783in" draw:marker-end-width="0.0783in" draw:fill="none" draw:fill-color="#ffffff" fo:min-height="0.2346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5" style:family="graphic">
      <style:graphic-properties draw:stroke="none" svg:stroke-color="#000000" draw:fill="none" draw:fill-color="#ffffff" fo:min-height="0.5539in"/>
      <style:paragraph-properties fo:text-align="center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7" style:family="graphic">
      <style:graphic-properties draw:stroke="none" svg:stroke-width="0.0201in" svg:stroke-color="#000000" draw:marker-start-width="0.1087in" draw:marker-end-width="0.1087in" draw:fill="none" draw:fill-color="#ffffff" fo:min-height="0.3453in"/>
      <style:paragraph-properties fo:text-align="center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color="#c9211e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111111" loext:opacity="100%" fo:font-size="18pt" style:text-underline-style="none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6.1189in" svg:height="0.6925in" svg:x="7.0201in" svg:y="0.3866in">
            <draw:text-box>
              <text:p text:style-name="P1"><text:span text:style-name="T1">Containers SecOps Open-Source tools providing a CLI – Docker image Analysis : Projet ESIR2 Keolis : </text:span><text:span text:style-name="T1"><text:a xlink:href="https://github.com/ESIR2-PROJET-KEOLIS" xlink:type="simple">https://github.com/ESIR2-PROJET-KEOLIS</text:a></text:span></text:p>
            </draw:text-box>
          </draw:frame>
          <draw:frame draw:z-index="1" draw:name="Text Frame 3" draw:style-name="gr2" draw:text-style-name="P3" svg:width="3.1535in" svg:height="0.2343in" svg:x="0.9862in" svg:y="3.098in">
            <draw:text-box>
              <text:p><text:span text:style-name="T2">Répartition des criticités des CVE</text:span></text:p>
            </draw:text-box>
          </draw:frame>
          <draw:frame draw:z-index="2" draw:name="Text Frame 4" draw:style-name="gr3" draw:text-style-name="P3" svg:width="2.7358in" svg:height="0.2768in" svg:x="0.9913in" svg:y="4.7272in">
            <draw:text-box>
              <text:p><text:span text:style-name="T2">Temps d’éxécution par outil (en ms)</text:span></text:p>
            </draw:text-box>
          </draw:frame>
          <draw:frame draw:z-index="3" draw:name="Text Frame 2" draw:style-name="gr4" draw:text-style-name="P3" svg:width="3.2268in" svg:height="0.2346in" svg:x="0.9937in" svg:y="1.4894in">
            <draw:text-box>
              <text:p><text:span text:style-name="T2">Nombre de CVE trouvées</text:span></text:p>
            </draw:text-box>
          </draw:frame>
          <draw:frame draw:z-index="4" draw:name="Text Frame 5" draw:style-name="gr5" draw:text-style-name="P4" svg:width="6.1492in" svg:height="0.5539in" svg:x="9.7362in" svg:y="6.735in">
            <draw:text-box>
              <text:p text:style-name="P1"><text:span text:style-name="T3">Infrastructure as Code (IaC) SecOps Open-Source tools providing a CLI</text:span></text:p>
            </draw:text-box>
          </draw:frame>
          <draw:frame draw:z-index="5" draw:style-name="gr6" draw:text-style-name="P5" svg:width="8.1201in" svg:height="4.5673in" svg:x="11.5165in" svg:y="1.3732in">
            <draw:object draw:notify-on-update-of-ranges="Sheet1.B10:Sheet1.B15 Sheet1.C9:Sheet1.C9 Sheet1.C10:Sheet1.C15 Sheet1.D9:Sheet1.D9 Sheet1.D10:Sheet1.D15 Sheet1.E9:Sheet1.E9 Sheet1.E10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name="Text Frame 6" draw:style-name="gr7" draw:text-style-name="P6" svg:width="2.2949in" svg:height="0.3453in" svg:x="18.565in" svg:y="7.2055in">
            <draw:text-box>
              <text:p text:style-name="P1"><text:span text:style-name="T4">Tenable/Terrascan</text:span></text:p>
            </draw:text-box>
          </draw:frame>
          <draw:frame draw:z-index="7" draw:name="Text Frame 8" draw:style-name="gr7" draw:text-style-name="P6" svg:width="2.2949in" svg:height="0.3453in" svg:x="24.7571in" svg:y="7.1748in">
            <draw:text-box>
              <text:p text:style-name="P1"><text:span text:style-name="T4">Quay/Tfsec</text:span></text:p>
            </draw:text-box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11" table:default-cell-style-name="ce3"/>
        <table:table-column table:style-name="co17" table:default-cell-style-name="ce3"/>
        <table:table-column table:style-name="co15" table:number-columns-repeated="22" table:default-cell-style-name="ce3"/>
        <table:table-column table:style-name="co15" table:number-columns-repeated="983" table:default-cell-style-name="Default"/>
        <table:table-row table:style-name="ro1" table:number-rows-repeated="5">
          <table:table-cell/>
          <table:table-cell table:style-name="Default" table:number-columns-repeated="40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40"/>
          <table:table-cell table:number-columns-repeated="983"/>
        </table:table-row>
        <table:table-row table:style-name="ro2">
          <table:table-cell/>
          <table:table-cell table:style-name="ce21" table:number-columns-repeated="4"/>
          <table:table-cell table:style-name="ce39"/>
          <table:table-cell table:style-name="Default" table:number-columns-repeated="35"/>
          <table:table-cell table:number-columns-repeated="983"/>
        </table:table-row>
        <table:table-row table:style-name="ro1">
          <table:table-cell/>
          <table:table-cell table:style-name="ce22"/>
          <table:table-cell table:style-name="ce38" table:number-columns-repeated="2"/>
          <table:table-cell table:style-name="ce52"/>
          <table:table-cell table:style-name="Default" table:number-columns-repeated="36"/>
          <table:table-cell table:number-columns-repeated="983"/>
        </table:table-row>
        <table:table-row table:style-name="ro2">
          <table:table-cell/>
          <table:table-cell table:style-name="ce23"/>
          <table:table-cell table:style-name="ce40" office:value-type="string" calcext:value-type="string">
            <text:p>Grype</text:p>
          </table:table-cell>
          <table:table-cell table:style-name="ce40" office:value-type="string" calcext:value-type="string">
            <text:p>Trivy</text:p>
          </table:table-cell>
          <table:table-cell table:style-name="ce53" office:value-type="string" calcext:value-type="string">
            <text:p>Snyk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8" calcext:value-type="float">
            <text:p>108</text:p>
          </table:table-cell>
          <table:table-cell table:style-name="ce54" office:value-type="float" office:value="212" calcext:value-type="float">
            <text:p>212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54" office:value-type="float" office:value="49" calcext:value-type="float">
            <text:p>49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0" calcext:value-type="float">
            <text:p>90</text:p>
          </table:table-cell>
          <table:table-cell table:style-name="ce54" office:value-type="float" office:value="199" calcext:value-type="float">
            <text:p>199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54" office:value-type="float" office:value="40" calcext:value-type="float">
            <text:p>40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306" calcext:value-type="float">
            <text:p>1306</text:p>
          </table:table-cell>
          <table:table-cell table:style-name="ce41" office:value-type="float" office:value="1301" calcext:value-type="float">
            <text:p>1301</text:p>
          </table:table-cell>
          <table:table-cell table:style-name="ce54" office:value-type="float" office:value="2138" calcext:value-type="float">
            <text:p>2138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3546" calcext:value-type="float">
            <text:p>3546</text:p>
          </table:table-cell>
          <table:table-cell table:style-name="ce41" office:value-type="float" office:value="3549" calcext:value-type="float">
            <text:p>3549</text:p>
          </table:table-cell>
          <table:table-cell table:style-name="ce54" office:value-type="float" office:value="5415" calcext:value-type="float">
            <text:p>5415</text:p>
          </table:table-cell>
          <table:table-cell table:style-name="Default" table:number-columns-repeated="36"/>
          <table:table-cell table:number-columns-repeated="983"/>
        </table:table-row>
        <table:table-row table:style-name="ro1">
          <table:table-cell/>
          <table:table-cell table:style-name="ce26" office:value-type="string" calcext:value-type="string">
            <text:p>Total</text:p>
          </table:table-cell>
          <table:table-cell table:style-name="ce41" table:formula="of:=SUM([.C10:.C15])" office:value-type="float" office:value="5144" calcext:value-type="float">
            <text:p>5144</text:p>
          </table:table-cell>
          <table:table-cell table:style-name="ce41" table:formula="of:=SUM([.D10:.D15])" office:value-type="float" office:value="5082" calcext:value-type="float">
            <text:p>5082</text:p>
          </table:table-cell>
          <table:table-cell table:style-name="ce54" table:formula="of:=SUM([.E10:.E15])" office:value-type="float" office:value="8053" calcext:value-type="float">
            <text:p>8053</text:p>
          </table:table-cell>
          <table:table-cell table:style-name="Default" table:number-columns-repeated="36"/>
          <table:table-cell table:number-columns-repeated="983"/>
        </table:table-row>
        <table:table-row table:style-name="ro1">
          <table:table-cell/>
          <table:table-cell table:style-name="ce23"/>
          <table:table-cell table:style-name="ce41" table:number-columns-repeated="2"/>
          <table:table-cell table:style-name="ce54"/>
          <table:table-cell table:style-name="ce21"/>
          <table:table-cell table:style-name="Default" table:number-columns-repeated="35"/>
          <table:table-cell table:number-columns-repeated="983"/>
        </table:table-row>
        <table:table-row table:style-name="ro1">
          <table:table-cell/>
          <table:table-cell table:style-name="ce23"/>
          <table:table-cell table:style-name="ce41" table:number-columns-repeated="2"/>
          <table:table-cell table:style-name="ce54"/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7" office:value-type="string" calcext:value-type="string">
            <text:p>Critical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55" office:value-type="float" office:value="69" calcext:value-type="float">
            <text:p>69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8" office:value-type="string" calcext:value-type="string">
            <text:p>High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51" calcext:value-type="float">
            <text:p>351</text:p>
          </table:table-cell>
          <table:table-cell table:style-name="ce55" office:value-type="float" office:value="276" calcext:value-type="float">
            <text:p>276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9" office:value-type="string" calcext:value-type="string">
            <text:p>Medium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505" calcext:value-type="float">
            <text:p>505</text:p>
          </table:table-cell>
          <table:table-cell table:style-name="ce55" office:value-type="float" office:value="405" calcext:value-type="float">
            <text:p>405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0" office:value-type="string" calcext:value-type="string">
            <text:p>Low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01" calcext:value-type="float">
            <text:p>401</text:p>
          </table:table-cell>
          <table:table-cell table:style-name="ce55" office:value-type="float" office:value="47" calcext:value-type="float">
            <text:p>47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1"/>
          <table:table-cell table:style-name="ce31" office:value-type="string" calcext:value-type="string">
            <text:p>Unknown/None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3" office:value-type="string" calcext:value-type="string">
            <text:p>Negligible</text:p>
          </table:table-cell>
          <table:table-cell table:style-name="ce42" office:value-type="float" office:value="323" calcext:value-type="float">
            <text:p>323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6" office:value-type="string" calcext:value-type="string">
            <text:p>Total</text:p>
          </table:table-cell>
          <table:table-cell table:style-name="ce41" table:formula="of:=SUM([.C19:.C24])" office:value-type="float" office:value="1366" calcext:value-type="float">
            <text:p>1366</text:p>
          </table:table-cell>
          <table:table-cell table:style-name="ce41" table:formula="of:=SUM([.D19:.D24])" office:value-type="float" office:value="1324" calcext:value-type="float">
            <text:p>1324</text:p>
          </table:table-cell>
          <table:table-cell table:style-name="ce54" table:formula="of:=SUM([.E19:.E24])" office:value-type="float" office:value="815" calcext:value-type="float">
            <text:p>81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 table:number-rows-repeated="2">
          <table:table-cell/>
          <table:table-cell table:style-name="ce23"/>
          <table:table-cell table:style-name="ce41" table:number-columns-repeated="2"/>
          <table:table-cell table:style-name="ce54"/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7962.23" calcext:value-type="float">
            <text:p>7962.23</text:p>
          </table:table-cell>
          <table:table-cell table:style-name="ce41" office:value-type="float" office:value="681.15" calcext:value-type="float">
            <text:p>681.15</text:p>
          </table:table-cell>
          <table:table-cell table:style-name="ce54" office:value-type="float" office:value="11098.25" calcext:value-type="float">
            <text:p>11098.2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028.41" calcext:value-type="float">
            <text:p>2028.41</text:p>
          </table:table-cell>
          <table:table-cell table:style-name="ce41" office:value-type="float" office:value="647.87" calcext:value-type="float">
            <text:p>647.87</text:p>
          </table:table-cell>
          <table:table-cell table:style-name="ce54" office:value-type="float" office:value="5322.95" calcext:value-type="float">
            <text:p>5322.9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4074.87" calcext:value-type="float">
            <text:p>14074.87</text:p>
          </table:table-cell>
          <table:table-cell table:style-name="ce41" office:value-type="float" office:value="679.75" calcext:value-type="float">
            <text:p>679.75</text:p>
          </table:table-cell>
          <table:table-cell table:style-name="ce54" office:value-type="float" office:value="15377.77" calcext:value-type="float">
            <text:p>15377.77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13252.59" calcext:value-type="float">
            <text:p>13252.59</text:p>
          </table:table-cell>
          <table:table-cell table:style-name="ce41" office:value-type="float" office:value="647.96" calcext:value-type="float">
            <text:p>647.96</text:p>
          </table:table-cell>
          <table:table-cell table:style-name="ce54" office:value-type="float" office:value="13485.64" calcext:value-type="float">
            <text:p>13485.64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8295.07" calcext:value-type="float">
            <text:p>18295.07</text:p>
          </table:table-cell>
          <table:table-cell table:style-name="ce41" office:value-type="float" office:value="1019.86" calcext:value-type="float">
            <text:p>1019.86</text:p>
          </table:table-cell>
          <table:table-cell table:style-name="ce54" office:value-type="float" office:value="25088.3" calcext:value-type="float">
            <text:p>25088.3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24135.46" calcext:value-type="float">
            <text:p>24135.46</text:p>
          </table:table-cell>
          <table:table-cell table:style-name="ce41" office:value-type="float" office:value="1286.97" calcext:value-type="float">
            <text:p>1286.97</text:p>
          </table:table-cell>
          <table:table-cell table:style-name="ce54" office:value-type="float" office:value="35536.29" calcext:value-type="float">
            <text:p>35536.29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4" office:value-type="string" calcext:value-type="string">
            <text:p>Total</text:p>
          </table:table-cell>
          <table:table-cell table:style-name="ce43" table:formula="of:=SUM([.C28:.C33])" office:value-type="float" office:value="79748.63" calcext:value-type="float">
            <text:p>79748.63</text:p>
          </table:table-cell>
          <table:table-cell table:style-name="ce43" table:formula="of:=SUM([.D28:.D33])" office:value-type="float" office:value="4963.56" calcext:value-type="float">
            <text:p>4963.56</text:p>
          </table:table-cell>
          <table:table-cell table:style-name="ce57" table:formula="of:=SUM([.E28:.E33])" office:value-type="float" office:value="105909.2" calcext:value-type="float">
            <text:p>105909.2</text:p>
          </table:table-cell>
          <table:table-cell table:style-name="Default" table:number-columns-repeated="6"/>
          <table:table-cell table:number-columns-repeated="30"/>
          <table:table-cell table:style-name="ce3" table:number-columns-repeated="3"/>
          <table:table-cell table:number-columns-repeated="980"/>
        </table:table-row>
        <table:table-row table:style-name="ro1" table:number-rows-repeated="6">
          <table:table-cell table:style-name="ce3"/>
          <table:table-cell table:number-columns-repeated="40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/>
          <table:table-cell table:style-name="ce17" office:value-type="string" calcext:value-type="string">
            <text:p>From : https://github.com/HXSecurity/TerraformGoat/tree/main</text:p>
          </table:table-cell>
          <table:table-cell table:number-columns-repeated="39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number-columns-repeated="40"/>
          <table:table-cell table:style-name="ce3" table:number-columns-repeated="3"/>
          <table:table-cell table:number-columns-repeated="980"/>
        </table:table-row>
        <table:table-row table:style-name="ro4">
          <table:table-cell table:style-name="ce20"/>
          <table:table-cell table:style-name="ce36"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loud Service Company</text:p>
          </table:table-cell>
          <table:table-cell table:style-name="ce44" office:value-type="string" calcext:value-type="string">
            <text:p>Types Of Cloud Services</text:p>
          </table:table-cell>
          <table:table-cell table:style-name="ce59" office:value-type="string" calcext:value-type="string">
            <text:p>Vulnerable Environment</text:p>
          </table:table-cell>
          <table:table-cell table:style-name="ce94" office:value-type="string" calcext:value-type="string">
            <text:p>.tf files lines count</text:p>
          </table:table-cell>
          <table:table-cell table:style-name="Default" table:number-columns-repeated="2"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12" office:value-type="string" calcext:value-type="string">
            <text:p>CRITICAL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20" table:number-columns-repeated="20"/>
          <table:table-cell table:style-name="ce69"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all_ports" xlink:type="simple">VPC Security Group Open All Ports</text:a>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41.03" calcext:value-type="float">
            <text:p>1541.03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4.05" calcext:value-type="float">
            <text:p>584.05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2" calcext:value-type="float">
            <text:p>2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common_ports" xlink:type="simple">VPC Security Group Open Common Ports</text:a></text:p>
          </table:table-cell>
          <table:table-cell table:style-name="ce95" office:value-type="float" office:value="297" calcext:value-type="float">
            <text:p>297</text:p>
          </table:table-cell>
          <table:table-cell table:style-name="Default" table:number-columns-repeated="2"/>
          <table:table-cell table:style-name="ce99" office:value-type="float" office:value="20" calcext:value-type="float">
            <text:p>2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2468.03" calcext:value-type="float">
            <text:p>2468.03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68.34" calcext:value-type="float">
            <text:p>568.34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2" calcext:value-type="float">
            <text:p>2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object_acl_writable" xlink:type="simple">Object ACL Writable</text:a></text:p>
          </table:table-cell>
          <table:table-cell table:style-name="ce95" office:value-type="float" office:value="64" calcext:value-type="float">
            <text:p>64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86.8" calcext:value-type="float">
            <text:p>1686.8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01.94" calcext:value-type="float">
            <text:p>601.94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writable" xlink:type="simple">Bucket ACL Writable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49.7" calcext:value-type="float">
            <text:p>549.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readable" xlink:type="simple">Bucket ACL Readable</text:a></text:p>
          </table:table-cell>
          <table:table-cell table:style-name="ce95" office:value-type="float" office:value="51" calcext:value-type="float">
            <text:p>5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53.71" calcext:value-type="float">
            <text:p>1753.71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48.31" calcext:value-type="float">
            <text:p>548.31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6">
          <table:table-cell table:style-name="ce3"/>
          <table:table-cell table:style-name="ce37"/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mfa_delete_is_disable" xlink:type="simple">MFA Delete Is Disable</text:a></text:p>
          </table:table-cell>
          <table:table-cell table:style-name="ce95" office:value-type="float" office:value="36" calcext:value-type="float">
            <text:p>36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5" office:value-type="float" office:value="1590.95" calcext:value-type="float">
            <text:p>1590.95</text:p>
          </table:table-cell>
          <table:table-cell table:style-name="ce122" table:number-columns-repeated="3"/>
          <table:table-cell/>
          <table:table-cell table:style-name="ce99" office:value-type="float" office:value="8" calcext:value-type="float">
            <text:p>8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564.13" calcext:value-type="float">
            <text:p>564.13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7">
          <table:table-cell table:style-name="ce3"/>
          <table:table-cell table:style-name="ce37"/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special_bucket_policy" xlink:type="simple">Special Bucket Policy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33.23" calcext:value-type="float">
            <text:p>1733.23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14.34" calcext:value-type="float">
            <text:p>614.34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object_traversal" xlink:type="simple">Bucket Object Traversal</text:a></text:p>
          </table:table-cell>
          <table:table-cell table:style-name="ce95" office:value-type="float" office:value="71" calcext:value-type="float">
            <text:p>71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88.6" calcext:value-type="float">
            <text:p>1588.6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29.74" calcext:value-type="float">
            <text:p>529.74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unrestricted_file_upload" xlink:type="simple">Unrestricted File Upload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Default" table:number-columns-repeated="2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40.91" calcext:value-type="float">
            <text:p>1640.91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2.79" calcext:value-type="float">
            <text:p>582.79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logging_disable" xlink:type="simple">Bucket Logging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67.39" calcext:value-type="float">
            <text:p>1667.3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96.37" calcext:value-type="float">
            <text:p>596.37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llow_http_access" xlink:type="simple">Bucket Allow HTTP Access</text:a></text:p>
          </table:table-cell>
          <table:table-cell table:style-name="ce95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N</text:p>
          </table:table-cell>
          <table:table-cell table:style-name="ce105" office:value-type="float" office:value="1659.38" calcext:value-type="float">
            <text:p>1659.38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562.74" calcext:value-type="float">
            <text:p>562.74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default_encryption_disable" xlink:type="simple">Bucket Default Encryption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13.9" calcext:value-type="float">
            <text:p>1813.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92.14" calcext:value-type="float">
            <text:p>592.14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c2_ssrf" xlink:type="simple">EC2 SSRF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1735.88" calcext:value-type="float">
            <text:p>1735.88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27.65" calcext:value-type="float">
            <text:p>627.65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console_takeover" xlink:type="simple">Console Takeover</text:a></text:p>
          </table:table-cell>
          <table:table-cell table:style-name="ce95" office:value-type="float" office:value="97" calcext:value-type="float">
            <text:p>97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77.26" calcext:value-type="float">
            <text:p>1577.26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6" calcext:value-type="float">
            <text:p>6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18.26" calcext:value-type="float">
            <text:p>618.26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8">
          <table:table-cell table:style-name="ce3"/>
          <table:table-cell table:style-name="ce37"/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are_not_used" xlink:type="simple">EBS Volumes Are Not Used</text:a></text:p>
          </table:table-cell>
          <table:table-cell table:style-name="ce95" office:value-type="float" office:value="19" calcext:value-type="float">
            <text:p>19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91.15" calcext:value-type="float">
            <text:p>1591.1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649.05" calcext:value-type="float">
            <text:p>649.05</text:p>
          </table:table-cell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6" calcext:value-type="float">
            <text:p>1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encryption_is_disabled" xlink:type="simple">EBS Volumes Encryption Is Disabled</text:a></text:p>
          </table:table-cell>
          <table:table-cell table:style-name="ce95" office:value-type="float" office:value="15" calcext:value-type="float">
            <text:p>15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77.33" calcext:value-type="float">
            <text:p>1577.33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54.77" calcext:value-type="float">
            <text:p>554.77</text:p>
          </table:table-cell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7" calcext:value-type="float">
            <text:p>1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snapshots_of_EBS_volumes_are_unencrypted" xlink:type="simple">Snapshots Of EBS Volumes Are Unencrypted</text:a>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96.8" calcext:value-type="float">
            <text:p>1596.8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32.36" calcext:value-type="float">
            <text:p>532.36</text:p>
          </table:table-cell>
          <table:table-cell table:style-name="ce129"/>
          <table:table-cell table:style-name="ce130" office:value-type="float" office:value="2" calcext:value-type="float">
            <text:p>2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8" calcext:value-type="float">
            <text:p>1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Identity and Access Management</text:p>
          </table:table-cell>
          <table:table-cell table:style-name="ce63" office:value-type="string" calcext:value-type="string">
            <text:p><text:a xlink:href="https://github.com/HXSecurity/TerraformGoat/tree/main/aws/iam/privilege_escalation" xlink:type="simple">IAM Privilege Escalation</text:a></text:p>
          </table:table-cell>
          <table:table-cell table:style-name="ce95" office:value-type="float" office:value="54" calcext:value-type="float">
            <text:p>54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36.04" calcext:value-type="float">
            <text:p>1636.04</text:p>
          </table:table-cell>
          <table:table-cell table:style-name="ce122"/>
          <table:table-cell table:style-name="ce122" office:value-type="float" office:value="2" calcext:value-type="float">
            <text:p>2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4.77" calcext:value-type="float">
            <text:p>584.77</text:p>
          </table:table-cell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object_acl_writable" xlink:type="simple">Object ACL Writable</text:a></text:p>
          </table:table-cell>
          <table:table-cell table:style-name="ce96" office:value-type="float" office:value="52" calcext:value-type="float">
            <text:p>52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21.68" calcext:value-type="float">
            <text:p>1621.68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49.7" calcext:value-type="float">
            <text:p>549.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acl_writable" xlink:type="simple">Bucket ACL Writable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40.77" calcext:value-type="float">
            <text:p>640.7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object_traversal" xlink:type="simple">Bucket Object Traversal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33.13" calcext:value-type="float">
            <text:p>1833.13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59.97" calcext:value-type="float">
            <text:p>659.9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unrestricted_file_upload" xlink:type="simple">Unrestricted File Upload</text:a></text:p>
          </table:table-cell>
          <table:table-cell table:style-name="ce96" office:value-type="float" office:value="50" calcext:value-type="float">
            <text:p>50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01.99" calcext:value-type="float">
            <text:p>1801.99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91.07" calcext:value-type="float">
            <text:p>591.0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Elastic Computing Service</text:p>
          </table:table-cell>
          <table:table-cell table:style-name="ce64" office:value-type="string" calcext:value-type="string">
            <text:p><text:a xlink:href="https://github.com/HXSecurity/TerraformGoat/tree/main/gcp/vm/vm_command_execution" xlink:type="simple">VM Command Execution</text:a></text:p>
          </table:table-cell>
          <table:table-cell table:style-name="ce96" office:value-type="float" office:value="91" calcext:value-type="float">
            <text:p>91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83.55" calcext:value-type="float">
            <text:p>1683.55</text:p>
          </table:table-cell>
          <table:table-cell table:style-name="ce122" table:number-columns-repeated="3"/>
          <table:table-cell/>
          <table:table-cell table:style-name="ce99" office:value-type="float" office:value="7" calcext:value-type="float">
            <text:p>7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32.26" calcext:value-type="float">
            <text:p>532.26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blob_public_access/" xlink:type="simple">Blob Public Access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21.11" calcext:value-type="float">
            <text:p>1721.11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13" office:value-type="float" office:value="589.46" calcext:value-type="float">
            <text:p>589.46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container_blob_traversal/" xlink:type="simple">Container Blob Traversal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17.94" calcext:value-type="float">
            <text:p>1617.94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8.76" calcext:value-type="float">
            <text:p>588.76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50" office:value-type="float" office:value="26" calcext:value-type="float">
            <text:p>26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Elastic Computing Service</text:p>
          </table:table-cell>
          <table:table-cell table:style-name="ce65" office:value-type="string" calcext:value-type="string">
            <text:p><text:a xlink:href="https://github.com/HXSecurity/TerraformGoat/tree/main/azure/vm/vm_command_execution" xlink:type="simple">VM Command Execution</text:a></text:p>
          </table:table-cell>
          <table:table-cell table:style-name="ce97" office:value-type="float" office:value="123" calcext:value-type="float">
            <text:p>123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3.81" calcext:value-type="float">
            <text:p>1583.81</text:p>
          </table:table-cell>
          <table:table-cell table:style-name="ce122"/>
          <table:table-cell table:number-columns-repeated="2" table:style-name="ce122" office:value-type="float" office:value="1" calcext:value-type="float">
            <text:p>1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62.56" calcext:value-type="float">
            <text:p>562.56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27" calcext:value-type="float">
            <text:p>27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/</text:p>
          </table:table-cell>
          <table:table-cell table:style-name="ce91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39.6" calcext:value-type="float">
            <text:p>1539.6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66.12" calcext:value-type="float">
            <text:p>566.12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28" calcext:value-type="float">
            <text:p>28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</text:p>
          </table:table-cell>
          <table:table-cell table:style-name="ce92" office:value-type="string" calcext:value-type="string">
            <text:p>grpc_proxy_unauth</text:p>
          </table:table-cell>
          <table:table-cell table:style-name="ce98" office:value-type="float" office:value="151" calcext:value-type="float">
            <text:p>151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36.3" calcext:value-type="float">
            <text:p>1536.3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603.44" calcext:value-type="float">
            <text:p>603.44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29" calcext:value-type="float">
            <text:p>29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dashboard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04.62" calcext:value-type="float">
            <text:p>1604.62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70.4" calcext:value-type="float">
            <text:p>570.4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0" calcext:value-type="float">
            <text:p>30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99.7" calcext:value-type="float">
            <text:p>1699.7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82.93" calcext:value-type="float">
            <text:p>582.93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1" calcext:value-type="float">
            <text:p>31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-proxy</text:p>
          </table:table-cell>
          <table:table-cell table:style-name="ce93" office:value-type="string" calcext:value-type="string">
            <text:p>CVE-2020-8558</text:p>
          </table:table-cell>
          <table:table-cell table:style-name="ce98" office:value-type="float" office:value="112" calcext:value-type="float">
            <text:p>112</text:p>
          </table:table-cell>
          <table:table-cell table:style-name="Default" table:number-columns-repeated="2"/>
          <table:table-cell table:style-name="ce99" office:value-type="float" office:value="14" calcext:value-type="float">
            <text:p>14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1641.65" calcext:value-type="float">
            <text:p>1641.65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" calcext:value-type="float">
            <text:p>2</text:p>
          </table:table-cell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59.3" calcext:value-type="float">
            <text:p>559.3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2" calcext:value-type="float">
            <text:p>32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read-only-port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6.62" calcext:value-type="float">
            <text:p>1586.62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96.88" calcext:value-type="float">
            <text:p>596.88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3" calcext:value-type="float">
            <text:p>33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log-mount</text:p>
          </table:table-cell>
          <table:table-cell table:style-name="ce98" office:value-type="float" office:value="112" calcext:value-type="float">
            <text:p>112</text:p>
          </table:table-cell>
          <table:table-cell table:style-name="Default" table:number-columns-repeated="2"/>
          <table:table-cell table:style-name="ce99" office:value-type="float" office:value="17" calcext:value-type="float">
            <text:p>17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59.64" calcext:value-type="float">
            <text:p>1759.64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3" calcext:value-type="float">
            <text:p>3</text:p>
          </table:table-cell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28.3" calcext:value-type="float">
            <text:p>528.3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4" calcext:value-type="float">
            <text:p>34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</text:p>
          </table:table-cell>
          <table:table-cell table:style-name="ce93" office:value-type="string" calcext:value-type="string">
            <text:p>anonymous-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2.05" calcext:value-type="float">
            <text:p>1582.05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63.49" calcext:value-type="float">
            <text:p>563.49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 table:number-rows-repeated="9">
          <table:table-cell table:style-name="ce3"/>
          <table:table-cell table:style-name="ce37"/>
          <table:table-cell table:number-columns-repeated="39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27"/>
          <table:table-cell table:style-name="ce3" table:number-columns-repeated="3"/>
          <table:table-cell table:number-columns-repeated="980"/>
        </table:table-row>
        <table:table-row table:style-name="ro5" table:number-rows-repeated="3">
          <table:table-cell table:style-name="ce3"/>
          <table:table-cell table:style-name="ce37"/>
          <table:table-cell table:number-columns-repeated="39"/>
          <table:table-cell table:style-name="ce3" table:number-columns-repeated="3"/>
          <table:table-cell table:number-columns-repeated="980"/>
        </table:table-row>
        <table:table-row table:style-name="ro5" table:number-rows-repeated="9">
          <table:table-cell table:style-name="ce3"/>
          <table:table-cell table:style-name="ce37"/>
          <table:table-cell table:number-columns-repeated="1022"/>
        </table:table-row>
        <table:table-row table:style-name="ro5">
          <table:table-cell table:style-name="ce3"/>
          <table:table-cell table:style-name="ce37"/>
          <table:table-cell table:number-columns-repeated="11"/>
          <table:table-cell table:style-name="ce108" office:value-type="string" calcext:value-type="string" table:number-columns-spanned="1" table:number-rows-spanned="5">
            <text:p>The 4 violations gave the same alert : “Ensure that Cloud Storage buckets have uniform bucket-level access enabled.” Which is not explicit and specific to each violation.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 table:number-rows-repeated="3">
          <table:table-cell table:style-name="ce3"/>
          <table:table-cell table:style-name="ce37"/>
          <table:table-cell table:number-columns-repeated="1022"/>
        </table:table-row>
        <table:table-row table:style-name="ro1" table:number-rows-repeated="44">
          <table:table-cell table:number-columns-repeated="1024"/>
        </table:table-row>
        <table:table-row table:style-name="ro1" table:number-rows-repeated="34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2:52:42.485774999</meta:creation-date>
    <meta:editing-duration>PT1H30M30S</meta:editing-duration>
    <meta:editing-cycles>13</meta:editing-cycles>
    <meta:generator>LibreOffice/7.3.7.2$Linux_X86_64 LibreOffice_project/30$Build-2</meta:generator>
    <dc:date>2023-07-03T09:45:50.548523356</dc:date>
    <meta:document-statistic meta:table-count="1" meta:cell-count="58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6cm" svg:height="11.602cm" xlink:href=".." xlink:type="simple" chart:class="chart:bar" chart:style-name="ch1">
        <chart:legend chart:legend-position="end" svg:x="18.945cm" svg:y="5.004cm" style:legend-expansion="high" chart:style-name="ch2"/>
        <chart:plot-area chart:style-name="ch3" table:cell-range-address="Sheet1.B9:Sheet1.E15" chart:data-source-has-labels="both" svg:x="0.412cm" svg:y="0.232cm" svg:width="18.121cm" svg:height="11.138cm">
          <chart:coordinate-region svg:x="8.177cm" svg:y="0.232cm" svg:width="9.984cm" svg:height="10.491cm"/>
          <chart:axis chart:dimension="x" chart:name="primary-x" chart:style-name="ch4" chartooo:axis-type="auto">
            <chartooo:date-scale/>
            <chart:categories table:cell-range-address="Sheet1.B10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5" chart:label-cell-address="Sheet1.C9:Sheet1.C9" chart:class="chart:bar">
            <chart:data-point chart:repeated="6"/>
          </chart:series>
          <chart:series chart:style-name="ch8" chart:values-cell-range-address="Sheet1.D10:Sheet1.D15" chart:label-cell-address="Sheet1.D9:Sheet1.D9" chart:class="chart:bar">
            <chart:data-point chart:repeated="6"/>
          </chart:series>
          <chart:series chart:style-name="ch9" chart:values-cell-range-address="Sheet1.E10:Sheet1.E15" chart:label-cell-address="Sheet1.E9:Sheet1.E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ype</text:p>
                <draw:g>
                  <svg:desc>Sheet1.C9:Sheet1.C9</svg:desc>
                </draw:g>
              </table:table-cell>
              <table:table-cell office:value-type="string">
                <text:p>Trivy</text:p>
                <draw:g>
                  <svg:desc>Sheet1.D9:Sheet1.D9</svg:desc>
                </draw:g>
              </table:table-cell>
              <table:table-cell office:value-type="string">
                <text:p>Snyk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cr.io/esir2-projet-keolis/processing-storage-unit</text:p>
                <draw:g>
                  <svg:desc>Sheet1.B10:Sheet1.B15</svg:desc>
                </draw:g>
              </table:table-cell>
              <table:table-cell office:value-type="float" office:value="148">
                <text:p>148</text:p>
                <draw:g>
                  <svg:desc>Sheet1.C10:Sheet1.C15</svg:desc>
                </draw:g>
              </table:table-cell>
              <table:table-cell office:value-type="float" office:value="108">
                <text:p>108</text:p>
                <draw:g>
                  <svg:desc>Sheet1.D10:Sheet1.D15</svg:desc>
                </draw:g>
              </table:table-cell>
              <table:table-cell office:value-type="float" office:value="212">
                <text:p>212</text:p>
                <draw:g>
                  <svg:desc>Sheet1.E10:Sheet1.E15</svg:desc>
                </draw:g>
              </table:table-cell>
            </table:table-row>
            <table:table-row>
              <table:table-cell office:value-type="string">
                <text:p>ghcr.io/esir2-projet-keolis/frontend 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hcr.io/esir2-projet-keolis/backend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hcr.io/esir2-projet-keolis/mysql-db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hcr.io/esir2-projet-keolis/collector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ghcr.io/esir2-projet-keolis/ia_api</text:p>
              </table:table-cell>
              <table:table-cell office:value-type="float" office:value="3546">
                <text:p>3546</text:p>
              </table:table-cell>
              <table:table-cell office:value-type="float" office:value="3549">
                <text:p>3549</text:p>
              </table:table-cell>
              <table:table-cell office:value-type="float" office:value="5415">
                <text:p>5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